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GuardConnectionWrapper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Call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ataSource.Pooling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ataSource.setLo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ataSource.setPool( ObjectPool 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GuardConnectionWrapper.rollback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autoGenerated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ataSource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ataSource.isAccessToUnderlyingConne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PoolGuardConnectionWrapper( Connec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heck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ingDataSource.getConnection( String uname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ataSource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prepareCal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is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getHold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String [ ]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olGuardConnectionWrapper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Typ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GuardConnectionWrapp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ingDataSource.setAccessToUnderlyingConnectionAllowed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ataSource.PoolingDataSource( Object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prepareStatement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releaseSavepoint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Holdability( int 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Call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Innermos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GuardConnectionWrapper.native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innermostDelegateEquals( Conn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olGuardConnectionWrapper.clear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TransactionIsolation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ingDataSource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set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ataSource.getConne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olGuardConnectionWrappe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[ ] column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Save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